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0ad0"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0fe8e"/>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d303c"/>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0e220f" style:font-weight-asian="bold" style:font-weight-complex="bold"/>
    </style:style>
    <style:style style:name="P20" style:family="paragraph" style:parent-style-name="Table_20_Contents">
      <style:text-properties officeooo:rsid="000d303c" officeooo:paragraph-rsid="000d303c"/>
    </style:style>
    <style:style style:name="P21" style:family="paragraph" style:parent-style-name="Text_20_body">
      <style:text-properties style:font-name="Times New Roman" fo:font-size="8pt" officeooo:paragraph-rsid="00283407" style:font-size-asian="8pt" style:font-size-complex="8pt"/>
    </style:style>
    <style:style style:name="P22" style:family="paragraph" style:parent-style-name="Text_20_body">
      <style:text-properties style:font-name="Times New Roman" fo:font-size="8pt" officeooo:paragraph-rsid="002a48d9" style:font-size-asian="8pt" style:font-size-complex="8pt"/>
    </style:style>
    <style:style style:name="P23" style:family="paragraph" style:parent-style-name="Text_20_body">
      <style:text-properties style:font-name="Times New Roman" fo:font-size="8pt" officeooo:paragraph-rsid="0030a31b" style:font-size-asian="8pt" style:font-size-complex="8pt"/>
    </style:style>
    <style:style style:name="P24" style:family="paragraph" style:parent-style-name="Text_20_body">
      <style:text-properties style:font-name="Times New Roman" fo:font-size="8pt" fo:font-weight="bold" officeooo:paragraph-rsid="00283407" style:font-size-asian="8pt" style:font-size-complex="8pt"/>
    </style:style>
    <style:style style:name="P25" style:family="paragraph" style:parent-style-name="Text_20_body">
      <style:text-properties style:font-name="Times New Roman"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7" style:family="paragraph" style:parent-style-name="Table_20_Contents">
      <style:text-properties officeooo:paragraph-rsid="0040fe8e"/>
    </style:style>
    <style:style style:name="P28" style:family="paragraph" style:parent-style-name="Table_20_Contents">
      <style:text-properties fo:font-weight="bold" officeooo:rsid="003ab0cd" officeooo:paragraph-rsid="003fbbe4" style:font-weight-asian="bold" style:font-weight-complex="bold"/>
    </style:style>
    <style:style style:name="P29" style:family="paragraph" style:parent-style-name="Table_20_Contents">
      <style:text-properties fo:font-weight="normal" officeooo:rsid="0040fe8e" officeooo:paragraph-rsid="0040fe8e" style:font-weight-asian="normal" style:font-weight-complex="normal"/>
    </style:style>
    <style:style style:name="P30" style:family="paragraph" style:parent-style-name="Heading_20_1" style:master-page-name="First_20_Page">
      <style:paragraph-properties style:page-number="auto"/>
      <style:text-properties officeooo:paragraph-rsid="0019ccc2"/>
    </style:style>
    <style:style style:name="P31"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0fe8e"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0ad0"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2" fo:font-size="12pt" fo:font-weight="normal" officeooo:rsid="000d303c"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378b8e"/>
    </style:style>
    <style:style style:name="T18"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19"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0" style:family="text">
      <style:text-properties officeooo:rsid="000d418d"/>
    </style:style>
    <style:style style:name="T2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0">submitted for public comment</text:span></text:p>
          </table:table-cell>
        </table:table-row>
        <table:table-row>
          <table:table-cell table:style-name="Table2.A2" office:value-type="string">
            <text:p text:style-name="P13"><text:span text:style-name="Page_20_Number"><text:span text:style-name="T11">Feb 6, 2016</text:span></text:span></text:p>
          </table:table-cell>
          <table:table-cell table:style-name="Table2.A2" office:value-type="string">
            <text:p text:style-name="P19"><text:span text:style-name="Page_20_Number"><text:span text:style-name="T10">Feb 20, 2016</text:span></text:span></text:p>
          </table:table-cell>
          <table:table-cell table:style-name="Table2.C2" office:value-type="string">
            <text:p text:style-name="P20">Minor grammatical corrections and readability improvements</text:p>
          </table:table-cell>
        </table:table-row>
        <table:table-row>
          <table:table-cell table:style-name="Table2.A2" office:value-type="string">
            <text:p text:style-name="P14"><text:span text:style-name="T17">Apr</text:span> <text:span text:style-name="T17">25</text:span>, 202<text:span text:style-name="T17">1</text:span></text:p>
          </table:table-cell>
          <table:table-cell table:style-name="Table2.A2" office:value-type="string">
            <text:p text:style-name="P28">July 2, 2021</text:p>
          </table:table-cell>
          <table:table-cell table:style-name="Table2.C2" office:value-type="string">
            <text:p text:style-name="P16">Changed LCC logo to include the <text:span text:style-name="T18">®</text:span><text:span text:style-name="T19"> symbol</text:span></text:p>
            <text:p text:style-name="P17">Changed “Layout Command Control” to have the <text:span text:style-name="T4">TM</text:span> symbol</text:p>
            <text:p text:style-name="P18">Added <text:span text:style-name="T17">the </text:span>NMRA Legal Disclaimer <text:span text:style-name="T17">fine-print</text:span></text:p>
            <text:p text:style-name="P15">Changed the OpenLCB license to “Creative Commons Attribution-ShareAlike 4.0 International”</text:p>
          </table:table-cell>
        </table:table-row>
        <table:table-row>
          <table:table-cell table:style-name="Table2.A2" office:value-type="string">
            <text:p text:style-name="P29">July 22, 2024</text:p>
          </table:table-cell>
          <table:table-cell table:style-name="Table2.A2" office:value-type="string">
            <text:p text:style-name="Table_20_Contents"/>
          </table:table-cell>
          <table:table-cell table:style-name="Table2.C2" office:value-type="string">
            <text:p text:style-name="Table_20_Contents">The size of integer variables is restricted to 1, 2 or 4 bytes</text:p>
            <text:p text:style-name="P27">Define signed vs unsigned behavior of integer variables</text:p>
            <text:p text:style-name="P27">The requirement that unused bytes in a String variable be set to null has been removed</text:p>
            <text:p text:style-name="Table_20_Contents">Addition of float variables</text:p>
            <text:p text:style-name="Table_20_Contents">Discussion of possible ways of representing group names</text:p>
          </table:table-cell>
        </table:table-row>
      </table:table>
      <text:p text:style-name="P12"/>
      <text:h text:style-name="P31" text:outline-level="1">Important Notices and Disclaimers Concerning NMRA Standards Documents</text:h>
      <text:section text:style-name="Sect2" text:name="Section1">
        <text:p text:style-name="P23">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0ad0"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0fe8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0fe8e"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0ad0"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Configuration Description Information (CDI)</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text:span><text:span text:style-name="MT8">4</text:span><text:span text:style-name="MT7">.</text:span><text:span text:style-name="MT8">1</text:span><text:span text:style-name="MT9">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5</meta:editing-cycles>
    <meta:editing-duration>PT20H42M10S</meta:editing-duration>
    <meta:generator>LibreOffice/7.4.6.2$MacOSX_X86_64 LibreOffice_project/5b1f5509c2decdade7fda905e3e1429a67acd63d</meta:generator>
    <dc:date>2024-07-18T06:30:14.555030374</dc:date>
    <meta:printed-by>Bob Jacobsen</meta:printed-by>
    <meta:print-date>2010-09-15T08:46:04</meta:print-date>
    <dc:creator>Bob Jacobsen</dc:creator>
    <meta:document-statistic meta:table-count="2" meta:image-count="1" meta:object-count="0" meta:page-count="2" meta:paragraph-count="49" meta:word-count="1252" meta:character-count="8412" meta:non-whitespace-character-count="7183"/>
  </office:meta>
</office:document-meta>
</file>